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fo:font-size="60pt"/>
    </style:style>
    <style:style style:name="P2" style:family="paragraph">
      <style:paragraph-properties fo:margin-left="0cm" fo:margin-right="0cm" fo:text-indent="0cm"/>
      <style:text-properties fo:color="#ffffff" fo:font-size="60pt" fo:font-weight="bold"/>
    </style:style>
    <style:style style:name="P3" style:family="paragraph">
      <style:paragraph-properties fo:margin-left="0.6cm" fo:margin-right="0cm" fo:text-indent="-0.6cm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Nie chcę chodzić w piechocie</text:span><text:span text:style-name="T1"><text:line-break/></text:span><text:span text:style-name="T1">Jeździć w kawalerii,</text:span><text:span text:style-name="T1"><text:line-break/></text:span><text:span text:style-name="T1">strzelać w artylerii.</text:span><text:span text:style-name="T1"><text:line-break/></text:span><text:span text:style-name="T1">Nie chcę latać samolotem,</text:span><text:span text:style-name="T1"><text:line-break/></text:span><text:span text:style-name="T1">Jestem w Pana armii!</text:span><text:span text:style-name="T1"><text:line-break/></text:span><text:span text:style-name="T1">Jestem w Pana armii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1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1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6-06T15:45:58</meta:creation-date>
    <dc:creator>Rafał Talacha</dc:creator>
    <dc:date>2009-01-27T09:56:18</dc:date>
    <dc:language>pl-PL</dc:language>
    <meta:editing-cycles>4</meta:editing-cycles>
    <meta:editing-duration>PT1M10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